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46.9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43.37mm"/>
    </style:style>
    <style:style style:name="co9" style:family="table-column">
      <style:table-column-properties fo:break-before="auto" style:column-width="49.11mm"/>
    </style:style>
    <style:style style:name="co10" style:family="table-column">
      <style:table-column-properties fo:break-before="auto" style:column-width="53.04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45.19mm"/>
    </style:style>
    <style:style style:name="co13" style:family="table-column">
      <style:table-column-properties fo:break-before="auto" style:column-width="45.56mm"/>
    </style:style>
    <style:style style:name="co14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bleSort" table:style-name="ta1">
        <table:shapes>
          <draw:frame draw:z-index="0" draw:style-name="gr1" draw:text-style-name="P1" svg:width="96.09mm" svg:height="89.97mm" svg:x="20.18mm" svg:y="70.51mm">
            <loext:p draw:notify-on-update-of-ranges="BubleSort.C4:BubleSort.C4 BubleSort.C5:BubleSort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2.18mm" svg:height="88.92mm" svg:x="147.4mm" svg:y="71.9mm">
            <loext:p draw:notify-on-update-of-ranges="BubleSort.F4:BubleSort.F4 BubleSort.F5:BubleSort.F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07.39mm" svg:height="75.72mm" svg:x="310.88mm" svg:y="71.9mm">
            <loext:p draw:notify-on-update-of-ranges="BubleSort.K4:BubleSort.K4 BubleSort.K5:BubleSort.K1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BubbleSort POD</text:p>
          </table:table-cell>
          <table:covered-table-cell table:style-name="ce1"/>
          <table:table-cell table:style-name="ce1" table:number-columns-repeated="2"/>
          <table:table-cell table:number-columns-repeated="7"/>
        </table:table-row>
        <table:table-row table:style-name="ro1">
          <table:covered-table-cell table:number-columns-repeated="2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Aleatórios(ms)</text:p>
          </table:table-cell>
          <table:table-cell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Crescente(ms)</text:p>
          </table:table-cell>
          <table:table-cell table:number-columns-repeated="3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Decrescentes(ms)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4" office:value-type="float" office:value="898" calcext:value-type="float">
            <text:p>89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514" calcext:value-type="float">
            <text:p>3514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58" calcext:value-type="float">
            <text:p>2958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8040" calcext:value-type="float">
            <text:p>8040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6482" calcext:value-type="float">
            <text:p>6482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7238" calcext:value-type="float">
            <text:p>7238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3943" calcext:value-type="float">
            <text:p>1394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2304" calcext:value-type="float">
            <text:p>12304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office:value-type="float" office:value="12653" calcext:value-type="float">
            <text:p>12653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21913" calcext:value-type="float">
            <text:p>21913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8255" calcext:value-type="float">
            <text:p>18255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20104" calcext:value-type="float">
            <text:p>20104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31338" calcext:value-type="float">
            <text:p>31338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6554" calcext:value-type="float">
            <text:p>26554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float" office:value="28524" calcext:value-type="float">
            <text:p>28524</text:p>
          </table:table-cell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42847" calcext:value-type="float">
            <text:p>42847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34642" calcext:value-type="float">
            <text:p>34642</text:p>
          </table:table-cell>
          <table:table-cell table:number-columns-repeated="3"/>
          <table:table-cell office:value-type="float" office:value="70000" calcext:value-type="float">
            <text:p>70000</text:p>
          </table:table-cell>
          <table:table-cell office:value-type="float" office:value="38801" calcext:value-type="float">
            <text:p>38801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55761" calcext:value-type="float">
            <text:p>55761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44764" calcext:value-type="float">
            <text:p>44764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71652" calcext:value-type="float">
            <text:p>71652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58236" calcext:value-type="float">
            <text:p>58236</text:p>
          </table:table-cell>
          <table:table-cell table:number-columns-repeated="3"/>
          <table:table-cell office:value-type="float" office:value="90000" calcext:value-type="float">
            <text:p>90000</text:p>
          </table:table-cell>
          <table:table-cell office:value-type="float" office:value="63365" calcext:value-type="float">
            <text:p>6336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0197" calcext:value-type="float">
            <text:p>9019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71049" calcext:value-type="float">
            <text:p>7104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78337" calcext:value-type="float">
            <text:p>78337</text:p>
          </table:table-cell>
        </table:table-row>
      </table:table>
      <table:table table:name="BubleFlagSort" table:style-name="ta1">
        <table:shapes>
          <draw:frame draw:z-index="0" draw:style-name="gr1" draw:text-style-name="P1" svg:width="103.63mm" svg:height="89.97mm" svg:x="32.15mm" svg:y="78.15mm">
            <loext:p draw:notify-on-update-of-ranges="BubleFlagSort.D5:BubleFlagSort.D5 BubleFlagSort.D6:BubleFlagSort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19.02mm" svg:height="64.26mm" svg:x="170.32mm" svg:y="83.36mm">
            <loext:p draw:notify-on-update-of-ranges="BubleFlagSort.H5:BubleFlagSort.H5 BubleFlagSort.H6:BubleFlagSort.H1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98.84mm" svg:height="76.76mm" svg:x="328.66mm" svg:y="73.64mm">
            <loext:p draw:notify-on-update-of-ranges="BubleFlagSort.M5:BubleFlagSort.M5 BubleFlagSort.M6:BubleFlagSort.M1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BubbleFlagSort POD</text:p>
          </table:table-cell>
          <table:table-cell table:style-name="ce1" table:number-columns-repeated="2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Aleatórios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Crescente(ms)</text:p>
          </table:table-cell>
          <table:table-cell table:number-columns-repeated="3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Decrescentes(ms)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office:value-type="float" office:value="254" calcext:value-type="float">
            <text:p>25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2382" calcext:value-type="float">
            <text:p>2382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4345" calcext:value-type="float">
            <text:p>4345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6657" calcext:value-type="float">
            <text:p>6657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9440" calcext:value-type="float">
            <text:p>944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12989" calcext:value-type="float">
            <text:p>12989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0000" calcext:value-type="float">
            <text:p>70000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16830" calcext:value-type="float">
            <text:p>1683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21394" calcext:value-type="float">
            <text:p>21394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000" calcext:value-type="float">
            <text:p>90000</text:p>
          </table:table-cell>
          <table:table-cell office:value-type="float" office:value="13603" calcext:value-type="float">
            <text:p>13603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6782" calcext:value-type="float">
            <text:p>26782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6879" calcext:value-type="float">
            <text:p>16879</text:p>
          </table:table-cell>
        </table:table-row>
      </table:table>
      <table:table table:name="InsertionSort" table:style-name="ta1">
        <table:shapes>
          <draw:frame draw:z-index="0" draw:style-name="gr1" draw:text-style-name="P1" svg:width="122.15mm" svg:height="76.76mm" svg:x="26.35mm" svg:y="76.07mm">
            <loext:p draw:notify-on-update-of-ranges="InsertionSort.D5:InsertionSort.D5 InsertionSort.D6:InsertionSort.D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1.36mm" svg:height="59.39mm" svg:x="187.85mm" svg:y="76.42mm">
            <loext:p draw:notify-on-update-of-ranges="InsertionSort.H5:InsertionSort.H5 InsertionSort.H6:InsertionSort.H1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97.18mm" svg:height="78.16mm" svg:x="310.7mm" svg:y="79.54mm">
            <loext:p draw:notify-on-update-of-ranges="InsertionSort.M5:InsertionSort.M5 InsertionSort.M6:InsertionSort.M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InsertionSort POD</text:p>
          </table:table-cell>
          <table:table-cell table:style-name="ce1" table:number-columns-repeated="3"/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Aleatórios(ms)</text:p>
          </table:table-cell>
          <table:table-cell table:style-name="ce3"/>
          <table:table-cell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Crescente(ms)</text:p>
          </table:table-cell>
          <table:table-cell table:number-columns-repeated="3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Decrescentes(ms)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0000" calcext:value-type="float">
            <text:p>7000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1633" calcext:value-type="float">
            <text:p>1633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2088" calcext:value-type="float">
            <text:p>2088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000" calcext:value-type="float">
            <text:p>90000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665" calcext:value-type="float">
            <text:p>2665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5037" calcext:value-type="float">
            <text:p>5037</text:p>
          </table:table-cell>
        </table:table-row>
      </table:table>
      <table:table table:name="SelectionSort" table:style-name="ta1">
        <table:shapes>
          <draw:frame draw:z-index="0" draw:style-name="gr1" draw:text-style-name="P1" svg:width="90.29mm" svg:height="74.68mm" svg:x="27.02mm" svg:y="79.89mm">
            <loext:p draw:notify-on-update-of-ranges="SelectionSort.D5:SelectionSort.D5 SelectionSort.D6:SelectionSort.D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98.84mm" svg:height="66.35mm" svg:x="187.76mm" svg:y="82.32mm">
            <loext:p draw:notify-on-update-of-ranges="SelectionSort.H5:SelectionSort.H5 SelectionSort.H6:SelectionSort.H1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107.05mm" svg:height="66.34mm" svg:x="307.12mm" svg:y="76.42mm">
            <loext:p draw:notify-on-update-of-ranges="SelectionSort.M5:SelectionSort.M5 SelectionSort.M6:SelectionSort.M15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SelectionSort POD</text:p>
          </table:table-cell>
          <table:covered-table-cell table:number-columns-repeated="2"/>
          <table:table-cell table:number-columns-repeated="10"/>
        </table:table-row>
        <table:table-row table:style-name="ro1">
          <table:covered-table-cell table:number-columns-repeated="2"/>
          <table:covered-table-cell table:style-name="ce1"/>
          <table:table-cell table:style-name="ce1" table:number-columns-repeated="2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Aleatórios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Crescente(ms)</text:p>
          </table:table-cell>
          <table:table-cell table:number-columns-repeated="3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Decrescentes(ms)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821" calcext:value-type="float">
            <text:p>821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265" calcext:value-type="float">
            <text:p>1265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835" calcext:value-type="float">
            <text:p>1835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2515" calcext:value-type="float">
            <text:p>2515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2472" calcext:value-type="float">
            <text:p>2472</text:p>
          </table:table-cell>
          <table:table-cell table:number-columns-repeated="3"/>
          <table:table-cell office:value-type="float" office:value="70000" calcext:value-type="float">
            <text:p>70000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3251" calcext:value-type="float">
            <text:p>3251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3291" calcext:value-type="float">
            <text:p>3291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4062" calcext:value-type="float">
            <text:p>4062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4185" calcext:value-type="float">
            <text:p>4185</text:p>
          </table:table-cell>
          <table:table-cell table:number-columns-repeated="3"/>
          <table:table-cell office:value-type="float" office:value="90000" calcext:value-type="float">
            <text:p>90000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5589" calcext:value-type="float">
            <text:p>5589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5081" calcext:value-type="float">
            <text:p>508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5579" calcext:value-type="float">
            <text:p>5579</text:p>
          </table:table-cell>
        </table:table-row>
      </table:table>
      <table:table table:name="ShellSort" table:style-name="ta1">
        <table:shapes>
          <draw:frame draw:z-index="0" draw:style-name="gr1" draw:text-style-name="P1" svg:width="84.46mm" svg:height="81.28mm" svg:x="34.87mm" svg:y="102.47mm">
            <loext:p draw:notify-on-update-of-ranges="ShellSort.D11:ShellSort.D11 ShellSort.D12:ShellSort.D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81.47mm" svg:height="71.55mm" svg:x="151.3mm" svg:y="103.16mm">
            <loext:p draw:notify-on-update-of-ranges="ShellSort.H11:ShellSort.H11 ShellSort.H12:ShellSort.H2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91.4mm" svg:height="70.86mm" svg:x="256.39mm" svg:y="110.45mm">
            <loext:p draw:notify-on-update-of-ranges="ShellSort.L11:ShellSort.L11 ShellSort.L12:ShellSort.L21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custom-shape draw:z-index="3" draw:style-name="gr2" svg:width="1.37mm" svg:height="0.01mm" svg:x="197.32mm" svg:y="178.2mm">
            <text:p>'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table:shapes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2">
            <text:p>SelectionSort POD</text:p>
          </table:table-cell>
          <table:covered-table-cell/>
          <table:table-cell table:number-columns-repeated="10"/>
        </table:table-row>
        <table:table-row table:style-name="ro1">
          <table:covered-table-cell table:number-columns-repeated="2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Aleatórios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Crescente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Decrescentes(ms)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QuickSort" table:style-name="ta1">
        <table:shapes>
          <draw:frame draw:z-index="0" draw:style-name="gr1" draw:text-style-name="P1" svg:width="105.99mm" svg:height="89.93mm" svg:x="57.91mm" svg:y="92.93mm">
            <loext:p draw:notify-on-update-of-ranges="QuickSort.F9:QuickSort.F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5.65mm" svg:height="89.93mm" svg:x="183.93mm" svg:y="91.06mm">
            <loext:p draw:notify-on-update-of-ranges="QuickSort.J9:QuickSort.J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29.29mm" svg:height="87.28mm" svg:x="300.12mm" svg:y="91.83mm">
            <loext:p draw:notify-on-update-of-ranges="QuickSort.N9:QuickSort.N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QTD</text:p>
          </table:table-cell>
          <table:table-cell table:style-name="ce5" office:value-type="string" calcext:value-type="string">
            <text:p>Números Aleatórios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Crescente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Decrescentes(ms)</text:p>
          </table:table-cell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70000" calcext:value-type="float">
            <text:p>7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90000" calcext:value-type="float">
            <text:p>9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MergeSort" table:style-name="ta1">
        <table:shapes>
          <draw:frame draw:z-index="0" draw:style-name="gr1" draw:text-style-name="P1" svg:width="117.64mm" svg:height="89.93mm" svg:x="34.24mm" svg:y="84.29mm">
            <loext:p draw:notify-on-update-of-ranges="MergeSort.F7:MergeSort.F16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07.45mm" svg:height="89.93mm" svg:x="179.92mm" svg:y="84.29mm">
            <loext:p draw:notify-on-update-of-ranges="MergeSort.J7:MergeSort.J1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13.27mm" svg:height="89.93mm" svg:x="312.5mm" svg:y="82.41mm">
            <loext:p draw:notify-on-update-of-ranges="MergeSort.N7:MergeSort.N16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QTD</text:p>
          </table:table-cell>
          <table:table-cell table:style-name="ce5" office:value-type="string" calcext:value-type="string">
            <text:p>Números Aleatórios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Crescente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Decrescentes(ms)</text:p>
          </table:table-cell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float" office:value="60000" calcext:value-type="float">
            <text:p>6000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"/>
          <table:table-cell office:value-type="float" office:value="70000" calcext:value-type="float">
            <text:p>7000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4"/>
          <table:table-cell office:value-type="float" office:value="80000" calcext:value-type="float">
            <text:p>80000</text:p>
          </table:table-cell>
          <table:table-cell office:value-type="float" office:value="158" calcext:value-type="float">
            <text:p>158</text:p>
          </table:table-cell>
          <table:table-cell table:style-name="ce3"/>
          <table:table-cell/>
          <table:table-cell office:value-type="float" office:value="80000" calcext:value-type="float">
            <text:p>800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float" office:value="90000" calcext:value-type="float">
            <text:p>9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</table:table>
      <table:table table:name="CountingSort" table:style-name="ta1">
        <table:shapes>
          <draw:frame draw:z-index="0" draw:style-name="gr1" draw:text-style-name="P1" svg:width="87.05mm" svg:height="89.93mm" svg:x="50.99mm" svg:y="99.34mm">
            <loext:p draw:notify-on-update-of-ranges="CountingSort.E11:CountingSort.E2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00.52mm" svg:height="89.93mm" svg:x="175.19mm" svg:y="95.58mm">
            <loext:p draw:notify-on-update-of-ranges="CountingSort.I11:CountingSort.I20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104.53mm" svg:height="89.93mm" svg:x="289.55mm" svg:y="98.96mm">
            <loext:p draw:notify-on-update-of-ranges="CountingSort.M11:CountingSort.M20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ce4"/>
        <table:table-row table:style-name="ro1" table:number-rows-repeated="9">
          <table:table-cell table:number-columns-repeated="12"/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QTD</text:p>
          </table:table-cell>
          <table:table-cell table:style-name="ce5" office:value-type="string" calcext:value-type="string">
            <text:p>Números Aleatórios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Crescente(ms)</text:p>
          </table:table-cell>
          <table:table-cell table:number-columns-repeated="2"/>
          <table:table-cell table:style-name="ce2" office:value-type="string" calcext:value-type="string">
            <text:p>QTD</text:p>
          </table:table-cell>
          <table:table-cell table:style-name="ce3" office:value-type="string" calcext:value-type="string">
            <text:p>Números Decrescentes(ms)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/>
          <table:table-cell office:value-type="float" office:value="80000" calcext:value-type="float">
            <text:p>8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3:10:17.4126682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2:11:47.548572472</meta:creation-date>
    <dc:date>2016-04-27T23:37:12.366240640</dc:date>
    <meta:editing-duration>PT2H31M6S</meta:editing-duration>
    <meta:editing-cycles>31</meta:editing-cycles>
    <meta:generator>LibreOffice/5.1.2.2$Linux_X86_64 LibreOffice_project/10m0$Build-2</meta:generator>
    <meta:document-statistic meta:table-count="8" meta:cell-count="533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1cm" svg:height="8.998cm" xlink:href=".." xlink:type="simple" chart:class="chart:bar" chart:style-name="ch1">
        <chart:legend chart:legend-position="bottom" svg:x="2.693cm" svg:y="8.215cm" style:legend-expansion="wide" chart:style-name="ch2"/>
        <chart:plot-area chart:style-name="ch3" table:cell-range-address="BubleSort.C4:BubleSort.C14" chart:data-source-has-labels="row" svg:x="1.203cm" svg:y="0.179cm" svg:width="8.215cm" svg:height="6.8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66cm" svg:y="0.248cm" svg:width="6.823cm" svg:height="6.1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3.44cm" svg:y="7.234cm" chart:style-name="ch5">
              <text:p>QTD de números / 10000</text:p>
            </chart:title>
          </chart:axis>
          <chart:axis chart:dimension="y" chart:name="primary-y" chart:style-name="ch6">
            <chart:title svg:x="0.451cm" svg:y="4.508cm" chart:style-name="ch7">
              <text:p>Tempo 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BubleSort.C5:BubleSort.C14" chart:label-cell-address="BubleSort.C4:BubleSort.C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Aleatórios(ms)</text:p>
                <draw:g>
                  <svg:desc>BubleSort.C4:BubleSort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8">
                <text:p>898</text:p>
                <draw:g>
                  <svg:desc>BubleSort.C5:BubleSort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43">
                <text:p>13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913">
                <text:p>2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338">
                <text:p>31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847">
                <text:p>42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61">
                <text:p>55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52">
                <text:p>71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97">
                <text:p>90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4cm" svg:height="7.573cm" xlink:href=".." xlink:type="simple" chart:class="chart:bar" chart:style-name="ch1">
        <chart:legend chart:legend-position="bottom" svg:x="2.954cm" svg:y="6.79cm" style:legend-expansion="wide" chart:style-name="ch2"/>
        <chart:plot-area chart:style-name="ch3" table:cell-range-address="BubleSort.K4:BubleSort.K14" chart:data-source-has-labels="row" svg:x="1.225cm" svg:y="0.151cm" svg:width="9.301cm" svg:height="5.5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19cm" svg:y="0.2cm" svg:width="8.09cm" svg:height="4.81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4.005cm" svg:y="5.809cm" chart:style-name="ch5">
              <text:p>QTD de números / 10000</text:p>
            </chart:title>
          </chart:axis>
          <chart:axis chart:dimension="y" chart:name="primary-y" chart:style-name="ch6">
            <chart:title svg:x="0.451cm" svg:y="3.755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BubleSort.K5:BubleSort.K14" chart:label-cell-address="BubleSort.K4:BubleSort.K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Decrescentes(ms)</text:p>
                <draw:g>
                  <svg:desc>BubleSort.K4:BubleSort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3">
                <text:p>783</text:p>
                <draw:g>
                  <svg:desc>BubleSort.K5:BubleSort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53">
                <text:p>1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4">
                <text:p>20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24">
                <text:p>28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01">
                <text:p>38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365">
                <text:p>63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337">
                <text:p>783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03cm" svg:height="6.427cm" xlink:href=".." xlink:type="simple" chart:class="chart:bar" chart:style-name="ch1">
        <chart:legend chart:legend-position="bottom" svg:x="3.813cm" svg:y="5.644cm" style:legend-expansion="wide" chart:style-name="ch2"/>
        <chart:plot-area chart:style-name="ch3" table:cell-range-address="BubleFlagSort.H5:BubleFlagSort.H15" chart:data-source-has-labels="row" svg:x="1.249cm" svg:y="0.128cm" svg:width="10.416cm" svg:height="4.4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94cm" svg:y="0.148cm" svg:width="9.653cm" svg:height="3.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4.587cm" svg:y="4.663cm" chart:style-name="ch5">
              <text:p>QTD de números / 10000</text:p>
            </chart:title>
          </chart:axis>
          <chart:axis chart:dimension="y" chart:name="primary-y" chart:style-name="ch6">
            <chart:title svg:x="0.451cm" svg:y="3.182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BubleFlagSort.H6:BubleFlagSort.H15" chart:label-cell-address="BubleFlagSort.H5:BubleFlagSort.H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Crescente(ms)</text:p>
                <draw:g>
                  <svg:desc>BubleFlagSort.H5:BubleFlagSort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ubleFlagSort.H6:BubleFlagSort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85cm" svg:height="7.677cm" xlink:href=".." xlink:type="simple" chart:class="chart:bar" chart:style-name="ch1">
        <chart:legend chart:legend-position="bottom" svg:x="2.526cm" svg:y="6.894cm" style:legend-expansion="wide" chart:style-name="ch2"/>
        <chart:plot-area chart:style-name="ch3" table:cell-range-address="BubleFlagSort.M5:BubleFlagSort.M15" chart:data-source-has-labels="row" svg:x="1.208cm" svg:y="0.153cm" svg:width="8.48cm" svg:height="5.6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84cm" svg:y="0.214cm" svg:width="7.2cm" svg:height="4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3.578cm" svg:y="5.913cm" chart:style-name="ch5">
              <text:p>QTD de números / 10000</text:p>
            </chart:title>
          </chart:axis>
          <chart:axis chart:dimension="y" chart:name="primary-y" chart:style-name="ch6">
            <chart:title svg:x="0.451cm" svg:y="3.807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BubleFlagSort.M6:BubleFlagSort.M15" chart:label-cell-address="BubleFlagSort.M5:BubleFlagSort.M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Decrescentes(ms)</text:p>
                <draw:g>
                  <svg:desc>BubleFlagSort.M5:BubleFlagSort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">
                <text:p>171</text:p>
                <draw:g>
                  <svg:desc>BubleFlagSort.M6:BubleFlagSort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03">
                <text:p>13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79">
                <text:p>168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137cm" svg:height="5.94cm" xlink:href=".." xlink:type="simple" chart:class="chart:bar" chart:style-name="ch1">
        <chart:legend chart:legend-position="bottom" svg:x="2.43cm" svg:y="5.157cm" style:legend-expansion="wide" chart:style-name="ch2"/>
        <chart:plot-area chart:style-name="ch3" table:cell-range-address="InsertionSort.H5:InsertionSort.H15" chart:data-source-has-labels="row" svg:x="1.193cm" svg:y="0.118cm" svg:width="7.762cm" svg:height="3.9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cm" svg:y="0.187cm" svg:width="6.874cm" svg:height="3.2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3.204cm" svg:y="4.176cm" chart:style-name="ch5">
              <text:p>QTD de números / 10000</text:p>
            </chart:title>
          </chart:axis>
          <chart:axis chart:dimension="y" chart:name="primary-y" chart:style-name="ch6">
            <chart:title svg:x="0.451cm" svg:y="2.939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InsertionSort.H6:InsertionSort.H15" chart:label-cell-address="InsertionSort.H5:InsertionSort.H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Crescente(ms)</text:p>
                <draw:g>
                  <svg:desc>InsertionSort.H5:InsertionSort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sertionSort.H6:InsertionSort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19cm" svg:height="7.817cm" xlink:href=".." xlink:type="simple" chart:class="chart:bar" chart:style-name="ch1">
        <chart:legend chart:legend-position="bottom" svg:x="2.443cm" svg:y="7.034cm" style:legend-expansion="wide" chart:style-name="ch2"/>
        <chart:plot-area chart:style-name="ch3" table:cell-range-address="InsertionSort.M5:InsertionSort.M15" chart:data-source-has-labels="row" svg:x="1.205cm" svg:y="0.156cm" svg:width="8.32cm" svg:height="5.7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97cm" svg:y="0.223cm" svg:width="7.328cm" svg:height="5.0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3.495cm" svg:y="6.053cm" chart:style-name="ch5">
              <text:p>QTD de números / 10000</text:p>
            </chart:title>
          </chart:axis>
          <chart:axis chart:dimension="y" chart:name="primary-y" chart:style-name="ch6">
            <chart:title svg:x="0.451cm" svg:y="3.877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InsertionSort.M6:InsertionSort.M15" chart:label-cell-address="InsertionSort.M5:InsertionSort.M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Decrescentes(ms)</text:p>
                <draw:g>
                  <svg:desc>InsertionSort.M5:InsertionSort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InsertionSort.M6:InsertionSort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37">
                <text:p>503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85cm" svg:height="6.636cm" xlink:href=".." xlink:type="simple" chart:class="chart:bar" chart:style-name="ch1">
        <chart:legend chart:legend-position="bottom" svg:x="2.804cm" svg:y="5.853cm" style:legend-expansion="wide" chart:style-name="ch2"/>
        <chart:plot-area chart:style-name="ch3" table:cell-range-address="SelectionSort.H5:SelectionSort.H15" chart:data-source-has-labels="row" svg:x="1.208cm" svg:y="0.132cm" svg:width="8.48cm" svg:height="4.6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95cm" svg:y="0.193cm" svg:width="7.298cm" svg:height="3.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3.578cm" svg:y="4.872cm" chart:style-name="ch5">
              <text:p>QTD de números / 10000</text:p>
            </chart:title>
          </chart:axis>
          <chart:axis chart:dimension="y" chart:name="primary-y" chart:style-name="ch6">
            <chart:title svg:x="0.451cm" svg:y="3.287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electionSort.H6:SelectionSort.H15" chart:label-cell-address="SelectionSort.H5:SelectionSort.H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Crescente(ms)</text:p>
                <draw:g>
                  <svg:desc>SelectionSort.H5:SelectionSort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electionSort.H6:SelectionSort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81">
                <text:p>50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06cm" svg:height="6.635cm" xlink:href=".." xlink:type="simple" chart:class="chart:bar" chart:style-name="ch1">
        <chart:legend chart:legend-position="bottom" svg:x="2.937cm" svg:y="5.852cm" style:legend-expansion="wide" chart:style-name="ch2"/>
        <chart:plot-area chart:style-name="ch3" table:cell-range-address="SelectionSort.M5:SelectionSort.M15" chart:data-source-has-labels="row" svg:x="1.225cm" svg:y="0.132cm" svg:width="9.267cm" svg:height="4.6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7cm" svg:y="0.178cm" svg:width="8.215cm" svg:height="3.9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3.988cm" svg:y="4.871cm" chart:style-name="ch5">
              <text:p>QTD de números / 10000</text:p>
            </chart:title>
          </chart:axis>
          <chart:axis chart:dimension="y" chart:name="primary-y" chart:style-name="ch6">
            <chart:title svg:x="0.451cm" svg:y="3.286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electionSort.M6:SelectionSort.M15" chart:label-cell-address="SelectionSort.M5:SelectionSort.M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Decrescentes(ms)</text:p>
                <draw:g>
                  <svg:desc>SelectionSort.M5:SelectionSort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SelectionSort.M6:SelectionSort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79">
                <text:p>557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48cm" svg:height="7.156cm" xlink:href=".." xlink:type="simple" chart:class="chart:bar" chart:style-name="ch1">
        <chart:legend chart:legend-position="bottom" svg:x="1.936cm" svg:y="6.373cm" style:legend-expansion="wide" chart:style-name="ch2"/>
        <chart:plot-area chart:style-name="ch3" table:cell-range-address="ShellSort.H11:ShellSort.H21" chart:data-source-has-labels="row" svg:x="1.173cm" svg:y="0.143cm" svg:width="6.813cm" svg:height="5.1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76cm" svg:y="0.224cm" svg:width="6.243cm" svg:height="4.3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2.709cm" svg:y="5.392cm" chart:style-name="ch5">
              <text:p>QTD de números / 10000</text:p>
            </chart:title>
          </chart:axis>
          <chart:axis chart:dimension="y" chart:name="primary-y" chart:style-name="ch6">
            <chart:title svg:x="0.451cm" svg:y="3.547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llSort.H12:ShellSort.H21" chart:label-cell-address="ShellSort.H11:ShellSort.H1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Crescente(ms)</text:p>
                <draw:g>
                  <svg:desc>ShellSort.H11:ShellSort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llSort.H12:ShellSort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141cm" svg:height="7.087cm" xlink:href=".." xlink:type="simple" chart:class="chart:bar" chart:style-name="ch1">
        <chart:legend chart:legend-position="bottom" svg:x="2.154cm" svg:y="6.304cm" style:legend-expansion="wide" chart:style-name="ch2"/>
        <chart:plot-area chart:style-name="ch3" table:cell-range-address="ShellSort.L11:ShellSort.L21" chart:data-source-has-labels="row" svg:x="1.193cm" svg:y="0.141cm" svg:width="7.766cm" svg:height="5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43cm" svg:y="0.205cm" svg:width="7.301cm" svg:height="4.3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3.206cm" svg:y="5.323cm" chart:style-name="ch5">
              <text:p>QTD de números / 10000</text:p>
            </chart:title>
          </chart:axis>
          <chart:axis chart:dimension="y" chart:name="primary-y" chart:style-name="ch6">
            <chart:title svg:x="0.451cm" svg:y="3.512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llSort.L12:ShellSort.L21" chart:label-cell-address="ShellSort.L11:ShellSort.L1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Decrescentes(ms)</text:p>
                <draw:g>
                  <svg:desc>ShellSort.L11:ShellSort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llSort.L12:ShellSort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65cm" svg:height="8.994cm" xlink:href=".." xlink:type="simple" chart:class="chart:bar" chart:style-name="ch1">
        <chart:plot-area chart:style-name="ch2" table:cell-range-address="MergeSort.F7:MergeSort.F16" svg:x="1.246cm" svg:y="0.179cm" svg:width="10.284cm" svg:height="7.6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53cm" svg:y="0.23cm" svg:width="9.477cm" svg:height="6.9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title svg:x="4.558cm" svg:y="8.013cm" chart:style-name="ch4">
              <text:p>QTD de números/ 10000</text:p>
            </chart:title>
          </chart:axis>
          <chart:axis chart:dimension="y" chart:name="primary-y" chart:style-name="ch5">
            <chart:title svg:x="0.451cm" svg:y="4.857cm" chart:style-name="ch6">
              <text:p>Tempo(ms)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MergeSort.F7:MergeSort.F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MergeSort.F7:MergeSort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64cm" svg:height="8.998cm" xlink:href=".." xlink:type="simple" chart:class="chart:bar" chart:style-name="ch1">
        <chart:legend chart:legend-position="bottom" svg:x="3.07cm" svg:y="8.215cm" style:legend-expansion="wide" chart:style-name="ch2"/>
        <chart:plot-area chart:style-name="ch3" table:cell-range-address="BubleFlagSort.D5:BubleFlagSort.D15" chart:data-source-has-labels="row" svg:x="1.218cm" svg:y="0.179cm" svg:width="8.939cm" svg:height="6.8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65cm" svg:y="0.235cm" svg:width="7.621cm" svg:height="6.1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3.817cm" svg:y="7.234cm" chart:style-name="ch5">
              <text:p>QTD de números / 10000</text:p>
            </chart:title>
          </chart:axis>
          <chart:axis chart:dimension="y" chart:name="primary-y" chart:style-name="ch6">
            <chart:title svg:x="0.451cm" svg:y="4.468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BubleFlagSort.D6:BubleFlagSort.D15" chart:label-cell-address="BubleFlagSort.D5:BubleFlagSort.D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Aleatórios(ms)</text:p>
                <draw:g>
                  <svg:desc>BubleFlagSort.D5:BubleFlagSort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BubleFlagSort.D6:BubleFlagSort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0">
                <text:p>9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89">
                <text:p>12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30">
                <text:p>16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394">
                <text:p>21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782">
                <text:p>26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46cm" svg:height="8.994cm" xlink:href=".." xlink:type="simple" chart:class="chart:bar" chart:style-name="ch1">
        <chart:plot-area chart:style-name="ch2" table:cell-range-address="MergeSort.J7:MergeSort.J16" svg:x="1.225cm" svg:y="0.179cm" svg:width="9.307cm" svg:height="7.6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32cm" svg:y="0.259cm" svg:width="8.5cm" svg:height="6.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title svg:x="4.088cm" svg:y="8.013cm" chart:style-name="ch4">
              <text:p>QTD de números/10000</text:p>
            </chart:title>
          </chart:axis>
          <chart:axis chart:dimension="y" chart:name="primary-y" chart:style-name="ch5">
            <chart:title svg:x="0.451cm" svg:y="4.857cm" chart:style-name="ch6">
              <text:p>Tempo(ms)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MergeSort.J7:MergeSort.J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MergeSort.J7:MergeSort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28cm" svg:height="8.994cm" xlink:href=".." xlink:type="simple" chart:class="chart:bar" chart:style-name="ch1">
        <chart:plot-area chart:style-name="ch2" table:cell-range-address="MergeSort.N7:MergeSort.N16" svg:x="1.237cm" svg:y="0.179cm" svg:width="9.865cm" svg:height="7.6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44cm" svg:y="0.208cm" svg:width="9.053cm" svg:height="6.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title svg:x="4.339cm" svg:y="8.013cm" chart:style-name="ch4">
              <text:p>QTD de números /10000</text:p>
            </chart:title>
          </chart:axis>
          <chart:axis chart:dimension="y" chart:name="primary-y" chart:style-name="ch5">
            <chart:title svg:x="0.451cm" svg:y="4.857cm" chart:style-name="ch6">
              <text:p>Tempo(ms)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MergeSort.N7:MergeSort.N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MergeSort.N7:MergeSort.N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06cm" svg:height="8.994cm" xlink:href=".." xlink:type="simple" chart:class="chart:bar" chart:style-name="ch1">
        <chart:plot-area chart:style-name="ch2" table:cell-range-address="CountingSort.E11:CountingSort.E20" svg:x="1.185cm" svg:y="0.179cm" svg:width="7.347cm" svg:height="7.6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21cm" svg:y="0.26cm" svg:width="6.911cm" svg:height="6.9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title svg:x="2.988cm" svg:y="8.013cm" chart:style-name="ch4">
              <text:p>QTD de numeros / 10000</text:p>
            </chart:title>
          </chart:axis>
          <chart:axis chart:dimension="y" chart:name="primary-y" chart:style-name="ch5">
            <chart:title svg:x="0.451cm" svg:y="4.857cm" chart:style-name="ch6">
              <text:p>Tempo(ms)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CountingSort.E11:CountingSort.E2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ountingSort.E11:CountingSort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53cm" svg:height="8.994cm" xlink:href=".." xlink:type="simple" chart:class="chart:bar" chart:style-name="ch1">
        <chart:plot-area chart:style-name="ch2" table:cell-range-address="CountingSort.I11:CountingSort.I20" svg:x="1.212cm" svg:y="0.179cm" svg:width="8.64cm" svg:height="7.655cm">
          <chartooo:coordinate-region svg:x="1.648cm" svg:y="0.378cm" svg:width="8.204cm" svg:height="6.809cm"/>
          <chart:axis chart:dimension="x" chart:name="primary-x" chart:style-name="ch3">
            <chart:title svg:x="3.662cm" svg:y="8.013cm" chart:style-name="ch4">
              <text:p>QTD de numeros / 10000</text:p>
            </chart:title>
          </chart:axis>
          <chart:axis chart:dimension="y" chart:name="primary-y" chart:style-name="ch5">
            <chart:title svg:x="0.451cm" svg:y="4.857cm" chart:style-name="ch6">
              <text:p>Tempo(ms)</text:p>
            </chart:title>
            <chart:grid chart:style-name="ch7" chart:class="major"/>
          </chart:axis>
          <chart:series chart:style-name="ch8" chart:values-cell-range-address="CountingSort.I11:CountingSort.I2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ountingSort.I11:CountingSort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54cm" svg:height="8.994cm" xlink:href=".." xlink:type="simple" chart:class="chart:bar" chart:style-name="ch1">
        <chart:plot-area chart:style-name="ch2" table:cell-range-address="CountingSort.M11:CountingSort.M20" svg:x="1.22cm" svg:y="0.179cm" svg:width="9.025cm" svg:height="7.6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69cm" svg:y="0.22cm" svg:width="8.563cm" svg:height="6.96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title svg:x="3.862cm" svg:y="8.013cm" chart:style-name="ch4">
              <text:p>QTD de numeros / 10000</text:p>
            </chart:title>
          </chart:axis>
          <chart:axis chart:dimension="y" chart:name="primary-y" chart:style-name="ch5">
            <chart:title svg:x="0.451cm" svg:y="4.857cm" chart:style-name="ch6">
              <text:p>Tempo(ms)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CountingSort.M11:CountingSort.M2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CountingSort.M11:CountingSort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16cm" svg:height="7.677cm" xlink:href=".." xlink:type="simple" chart:class="chart:bar" chart:style-name="ch1">
        <chart:legend chart:legend-position="bottom" svg:x="3.996cm" svg:y="6.894cm" style:legend-expansion="wide" chart:style-name="ch2"/>
        <chart:plot-area chart:style-name="ch3" table:cell-range-address="InsertionSort.D5:InsertionSort.D15" chart:data-source-has-labels="row" svg:x="1.255cm" svg:y="0.153cm" svg:width="10.717cm" svg:height="5.6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84cm" svg:y="0.173cm" svg:width="9.45cm" svg:height="4.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4.743cm" svg:y="5.913cm" chart:style-name="ch5">
              <text:p>QTD de números / 10000</text:p>
            </chart:title>
          </chart:axis>
          <chart:axis chart:dimension="y" chart:name="primary-y" chart:style-name="ch6">
            <chart:title svg:x="0.451cm" svg:y="3.807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InsertionSort.D6:InsertionSort.D15" chart:label-cell-address="InsertionSort.D5:InsertionSort.D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Aleatórios(ms)</text:p>
                <draw:g>
                  <svg:desc>InsertionSort.D5:InsertionSort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InsertionSort.D6:InsertionSort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65">
                <text:p>26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3cm" svg:height="7.469cm" xlink:href=".." xlink:type="simple" chart:class="chart:bar" chart:style-name="ch1">
        <chart:legend chart:legend-position="bottom" svg:x="2.403cm" svg:y="6.686cm" style:legend-expansion="wide" chart:style-name="ch2"/>
        <chart:plot-area chart:style-name="ch3" table:cell-range-address="SelectionSort.D5:SelectionSort.D15" chart:data-source-has-labels="row" svg:x="1.191cm" svg:y="0.149cm" svg:width="7.659cm" svg:height="5.4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95cm" svg:y="0.225cm" svg:width="6.642cm" svg:height="4.6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3.15cm" svg:y="5.705cm" chart:style-name="ch5">
              <text:p>QTD de números / 10000</text:p>
            </chart:title>
          </chart:axis>
          <chart:axis chart:dimension="y" chart:name="primary-y" chart:style-name="ch6">
            <chart:title svg:x="0.451cm" svg:y="3.703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electionSort.D6:SelectionSort.D15" chart:label-cell-address="SelectionSort.D5:SelectionSort.D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Aleatórios(ms)</text:p>
                <draw:g>
                  <svg:desc>SelectionSort.D5:SelectionSort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SelectionSort.D6:SelectionSort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89">
                <text:p>55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cm" svg:height="8.994cm" xlink:href=".." xlink:type="simple" chart:class="chart:bar" chart:style-name="ch1">
        <chart:plot-area chart:style-name="ch2" table:cell-range-address="QuickSort.F9:QuickSort.F18" svg:x="1.223cm" svg:y="0.179cm" svg:width="9.165cm" svg:height="7.655cm">
          <chartooo:coordinate-region svg:x="1.844cm" svg:y="0.379cm" svg:width="8.544cm" svg:height="6.808cm"/>
          <chart:axis chart:dimension="x" chart:name="primary-x" chart:style-name="ch3">
            <chart:title svg:x="3.909cm" svg:y="8.013cm" chart:style-name="ch4">
              <text:p>QTD de Números / 10000</text:p>
            </chart:title>
          </chart:axis>
          <chart:axis chart:dimension="y" chart:name="primary-y" chart:style-name="ch5">
            <chart:title svg:x="0.451cm" svg:y="4.857cm" chart:style-name="ch6">
              <text:p>Tempo(ms)</text:p>
            </chart:title>
            <chart:grid chart:style-name="ch7" chart:class="major"/>
          </chart:axis>
          <chart:series chart:style-name="ch8" chart:values-cell-range-address="QuickSort.F9:QuickSort.F1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QuickSort.F9:QuickSort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66cm" svg:height="8.994cm" xlink:href=".." xlink:type="simple" chart:class="chart:bar" chart:style-name="ch1">
        <chart:plot-area chart:style-name="ch2" table:cell-range-address="QuickSort.J9:QuickSort.J18" svg:x="1.222cm" svg:y="0.179cm" svg:width="9.133cm" svg:height="7.6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69cm" svg:y="0.218cm" svg:width="8.674cm" svg:height="6.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title svg:x="3.892cm" svg:y="8.013cm" chart:style-name="ch4">
              <text:p>QTD de Números / 10000</text:p>
            </chart:title>
          </chart:axis>
          <chart:axis chart:dimension="y" chart:name="primary-y" chart:style-name="ch5">
            <chart:title svg:x="0.451cm" svg:y="4.857cm" chart:style-name="ch6">
              <text:p>Tempo(ms)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QuickSort.J9:QuickSort.J1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uickSort.J9:QuickSort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3cm" svg:height="8.729cm" xlink:href=".." xlink:type="simple" chart:class="chart:bar" chart:style-name="ch1">
        <chart:plot-area chart:style-name="ch2" table:cell-range-address="QuickSort.N9:QuickSort.N18" svg:x="1.269cm" svg:y="0.174cm" svg:width="11.403cm" svg:height="7.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19cm" svg:y="0.176cm" svg:width="10.63cm" svg:height="6.7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title svg:x="5.1cm" svg:y="7.748cm" chart:style-name="ch4">
              <text:p>QTD de números / 10000</text:p>
            </chart:title>
          </chart:axis>
          <chart:axis chart:dimension="y" chart:name="primary-y" chart:style-name="ch5">
            <chart:title svg:x="0.451cm" svg:y="4.725cm" chart:style-name="ch6">
              <text:p>Tempo(ms)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QuickSort.N9:QuickSort.N1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QuickSort.N9:QuickSort.N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47cm" svg:height="8.129cm" xlink:href=".." xlink:type="simple" chart:class="chart:bar" chart:style-name="ch1">
        <chart:legend chart:legend-position="bottom" svg:x="2.111cm" svg:y="7.346cm" style:legend-expansion="wide" chart:style-name="ch2"/>
        <chart:plot-area chart:style-name="ch3" table:cell-range-address="ShellSort.D11:ShellSort.D21" chart:data-source-has-labels="row" svg:x="1.179cm" svg:y="0.162cm" svg:width="7.1cm" svg:height="6.041cm">
          <chartooo:coordinate-region svg:x="1.8cm" svg:y="0.361cm" svg:width="6.479cm" svg:height="5.195cm"/>
          <chart:axis chart:dimension="x" chart:name="primary-x" chart:style-name="ch4">
            <chart:title svg:x="2.859cm" svg:y="6.365cm" chart:style-name="ch5">
              <text:p>QTD de números / 10000</text:p>
            </chart:title>
          </chart:axis>
          <chart:axis chart:dimension="y" chart:name="primary-y" chart:style-name="ch6">
            <chart:title svg:x="0.451cm" svg:y="4.033cm" chart:style-name="ch7">
              <text:p>Tempo(ms)</text:p>
            </chart:title>
            <chart:grid chart:style-name="ch8" chart:class="major"/>
          </chart:axis>
          <chart:series chart:style-name="ch9" chart:values-cell-range-address="ShellSort.D12:ShellSort.D21" chart:label-cell-address="ShellSort.D11:ShellSort.D1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Aleatórios(ms)</text:p>
                <draw:g>
                  <svg:desc>ShellSort.D11:ShellSort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llSort.D12:ShellSort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19cm" svg:height="8.893cm" xlink:href=".." xlink:type="simple" chart:class="chart:bar" chart:style-name="ch1">
        <chart:legend chart:legend-position="bottom" svg:x="3.471cm" svg:y="8.11cm" style:legend-expansion="wide" chart:style-name="ch2"/>
        <chart:plot-area chart:style-name="ch3" table:cell-range-address="BubleSort.F4:BubleSort.F14" chart:data-source-has-labels="row" svg:x="1.235cm" svg:y="0.177cm" svg:width="9.76cm" svg:height="6.77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4cm" svg:y="0.218cm" svg:width="8.418cm" svg:height="6.0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4.245cm" svg:y="7.129cm" chart:style-name="ch5">
              <text:p>QTD de números / 10000</text:p>
            </chart:title>
          </chart:axis>
          <chart:axis chart:dimension="y" chart:name="primary-y" chart:style-name="ch6">
            <chart:title svg:x="0.451cm" svg:y="4.415cm" chart:style-name="ch7">
              <text:p>Tempo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BubleSort.F5:BubleSort.F14" chart:label-cell-address="BubleSort.F4:BubleSort.F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s Crescente(ms)</text:p>
                <draw:g>
                  <svg:desc>BubleSort.F4:BubleSort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0">
                <text:p>720</text:p>
                <draw:g>
                  <svg:desc>BubleSort.F5:BubleSort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04">
                <text:p>12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55">
                <text:p>18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42">
                <text:p>34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764">
                <text:p>44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236">
                <text:p>58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049">
                <text:p>710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